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86a" officeooo:paragraph-rsid="0018d86a"/>
    </style:style>
    <style:style style:name="P2" style:family="paragraph" style:parent-style-name="Standard">
      <style:text-properties fo:font-weight="bold" officeooo:rsid="0018d86a" officeooo:paragraph-rsid="0018d8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Map Reduce Assignment</text:span></text:p>
      <text:p text:style-name="P2"/>
      <text:p text:style-name="P2">Questions</text:p>
      <text:p text:style-name="P2"/>
      <text:p text:style-name="P1">1. Consolidate Targets specific data over timeline.</text:p>
      <text:p text:style-name="P1">2. Calculate deviation for each Target. Formula: Deviation = Actual Value - Target Value</text:p>
      <text:p text:style-name="P1"/>
      <text:p text:style-name="P1"/>
      <text:p text:style-name="P1"/>
      <text:p text:style-name="P2">Query:-</text:p>
      <text:p text:style-name="P2"/>
      <text:p text:style-name="P1">var mapFunction = function() {</text:p>
      <text:p text:style-name="P1">var key = this.timeline;</text:p>
      <text:p text:style-name="P1">var value ={</text:p>
      <text:p text:style-name="P1"><text:s text:c="4"/>timeline: this.timeline,</text:p>
      <text:p text:style-name="P1"><text:s text:c="4"/>target_value: this.target_value,</text:p>
      <text:p text:style-name="P1"><text:s text:c="4"/>actual_value: this.actual_value,</text:p>
      <text:p text:style-name="P1"><text:s text:c="4"/>deviation: this.actual_value - this.target_value</text:p>
      <text:p text:style-name="P1">}</text:p>
      <text:p text:style-name="P1">emit( key, value );</text:p>
      <text:p text:style-name="P1">};</text:p>
      <text:p text:style-name="P1"/>
      <text:p text:style-name="P1">var reducedFunction = function(key,value){</text:p>
      <text:p text:style-name="P1"><text:s text:c="4"/>var reducedObject = {</text:p>
      <text:p text:style-name="P1"><text:s text:c="12"/>target_value: 0,</text:p>
      <text:p text:style-name="P1"><text:s text:c="12"/>actual_value: 0,</text:p>
      <text:p text:style-name="P1"><text:s text:c="12"/>timeline: key,</text:p>
      <text:p text:style-name="P1"><text:s text:c="12"/>deviation: 0,</text:p>
      <text:p text:style-name="P1"><text:s text:c="12"/>};</text:p>
      <text:p text:style-name="P1"/>
      <text:p text:style-name="P1">value.forEach(function(value){</text:p>
      <text:p text:style-name="P1"/>
      <text:p text:style-name="P1"><text:s text:c="8"/>reducedObject.timeline = value.timeline;</text:p>
      <text:p text:style-name="P1"><text:s text:c="8"/>reducedObject.target_value += value.target_value;</text:p>
      <text:p text:style-name="P1"><text:s text:c="8"/>reducedObject.actual_value += Math.round(value.actual_value);</text:p>
      <text:p text:style-name="P1"><text:s text:c="8"/>reducedObject.deviation = reducedObject.actual_value - reducedObject.target_value;</text:p>
      <text:p text:style-name="P1"/>
      <text:p text:style-name="P1"><text:s text:c="8"/>}</text:p>
      <text:p text:style-name="P1"><text:s text:c="8"/>);</text:p>
      <text:p text:style-name="P1"><text:s text:c="5"/>return reducedObject;</text:p>
      <text:p text:style-name="P1">};</text:p>
      <text:p text:style-name="P1"/>
      <text:p text:style-name="P1">db.target_records.mapReduce(</text:p>
      <text:p text:style-name="P1"><text:s text:c="4"/>mapFunction,</text:p>
      <text:p text:style-name="P1"><text:s text:c="4"/>reducedFunction,</text:p>
      <text:p text:style-name="P1"><text:s text:c="4"/>{</text:p>
      <text:p text:style-name="P1"><text:s text:c="8"/>query :{$or: [{timeline : 2010}, {timeline : 2011},{timeline : 2012} ,{timeline : 2013},{timeline : 2014},{timeline : 2015},{timeline : 2016},{timeline : 2017},{timeline : 2018},{timeline : 2019},{timeline : 2020}] },</text:p>
      <text:p text:style-name="P1"><text:s text:c="8"/>out: {inline: 1},</text:p>
      <text:p text:style-name="P1"><text:s text:c="4"/>}</text:p>
      <text:p text:style-name="P1">)</text:p>
      <text:p text:style-name="P2"><text:soft-page-break/>Output</text:p>
      <text:p text:style-name="P1"/>
      <text:p text:style-name="P1"/>
      <text:p text:style-name="P1">{</text:p>
      <text:p text:style-name="P1"><text:tab/>"results" : [</text:p>
      <text:p text:style-name="P1"><text:tab/><text:tab/>{</text:p>
      <text:p text:style-name="P1"><text:tab/><text:tab/><text:tab/>"_id" : 2011,</text:p>
      <text:p text:style-name="P1"><text:tab/><text:tab/><text:tab/>"value" : {</text:p>
      <text:p text:style-name="P1"><text:tab/><text:tab/><text:tab/><text:tab/>"target_value" : 7764,</text:p>
      <text:p text:style-name="P1"><text:tab/><text:tab/><text:tab/><text:tab/>"actual_value" : 2699,</text:p>
      <text:p text:style-name="P1"><text:tab/><text:tab/><text:tab/><text:tab/>"timeline" : 2011,</text:p>
      <text:p text:style-name="P1"><text:tab/><text:tab/><text:tab/><text:tab/>"deviation" : -5065</text:p>
      <text:p text:style-name="P1"><text:tab/><text:tab/><text:tab/>}</text:p>
      <text:p text:style-name="P1"><text:tab/><text:tab/>},</text:p>
      <text:p text:style-name="P1"><text:tab/><text:tab/>{</text:p>
      <text:p text:style-name="P1"><text:tab/><text:tab/><text:tab/>"_id" : 2012,</text:p>
      <text:p text:style-name="P1"><text:tab/><text:tab/><text:tab/>"value" : {</text:p>
      <text:p text:style-name="P1"><text:tab/><text:tab/><text:tab/><text:tab/>"target_value" : 17838,</text:p>
      <text:p text:style-name="P1"><text:tab/><text:tab/><text:tab/><text:tab/>"actual_value" : 1032,</text:p>
      <text:p text:style-name="P1"><text:tab/><text:tab/><text:tab/><text:tab/>"timeline" : 2012,</text:p>
      <text:p text:style-name="P1"><text:tab/><text:tab/><text:tab/><text:tab/>"deviation" : -16806</text:p>
      <text:p text:style-name="P1"><text:tab/><text:tab/><text:tab/>}</text:p>
      <text:p text:style-name="P1"><text:tab/><text:tab/>},</text:p>
      <text:p text:style-name="P1"><text:tab/><text:tab/>{</text:p>
      <text:p text:style-name="P1"><text:tab/><text:tab/><text:tab/>"_id" : 2013,</text:p>
      <text:p text:style-name="P1"><text:tab/><text:tab/><text:tab/>"value" : {</text:p>
      <text:p text:style-name="P1"><text:tab/><text:tab/><text:tab/><text:tab/>"timeline" : 2013,</text:p>
      <text:p text:style-name="P1"><text:tab/><text:tab/><text:tab/><text:tab/>"target_value" : 18224,</text:p>
      <text:p text:style-name="P1"><text:tab/><text:tab/><text:tab/><text:tab/>"actual_value" : "0.0",</text:p>
      <text:p text:style-name="P1"><text:tab/><text:tab/><text:tab/><text:tab/>"deviation" : -18224</text:p>
      <text:p text:style-name="P1"><text:tab/><text:tab/><text:tab/>}</text:p>
      <text:p text:style-name="P1"><text:tab/><text:tab/>},</text:p>
      <text:p text:style-name="P1"><text:tab/><text:tab/>{</text:p>
      <text:p text:style-name="P1"><text:tab/><text:tab/><text:tab/>"_id" : 2014,</text:p>
      <text:p text:style-name="P1"><text:tab/><text:tab/><text:tab/>"value" : {</text:p>
      <text:p text:style-name="P1"><text:tab/><text:tab/><text:tab/><text:tab/>"timeline" : 2014,</text:p>
      <text:p text:style-name="P1"><text:tab/><text:tab/><text:tab/><text:tab/>"target_value" : 27200,</text:p>
      <text:p text:style-name="P1"><text:tab/><text:tab/><text:tab/><text:tab/>"actual_value" : "471.5",</text:p>
      <text:p text:style-name="P1"><text:tab/><text:tab/><text:tab/><text:tab/>"deviation" : -26728.5</text:p>
      <text:p text:style-name="P1"><text:tab/><text:tab/><text:tab/>}</text:p>
      <text:p text:style-name="P1"><text:tab/><text:tab/>},</text:p>
      <text:p text:style-name="P1"><text:tab/><text:tab/>{</text:p>
      <text:p text:style-name="P1"><text:tab/><text:tab/><text:tab/>"_id" : 2018,</text:p>
      <text:p text:style-name="P1"><text:tab/><text:tab/><text:tab/>"value" : {</text:p>
      <text:p text:style-name="P1"><text:tab/><text:tab/><text:tab/><text:tab/>"timeline" : 2018,</text:p>
      <text:p text:style-name="P1"><text:tab/><text:tab/><text:tab/><text:tab/>"target_value" : 1560,</text:p>
      <text:p text:style-name="P1"><text:tab/><text:tab/><text:tab/><text:tab/>"actual_value" : "169.11111111111111",</text:p>
      <text:p text:style-name="P1"><text:tab/><text:tab/><text:tab/><text:tab/>"deviation" : -1390.888888888889</text:p>
      <text:p text:style-name="P1"><text:tab/><text:tab/><text:tab/>}</text:p>
      <text:p text:style-name="P1"><text:tab/><text:tab/>},</text:p>
      <text:p text:style-name="P1"><text:tab/><text:tab/>{</text:p>
      <text:p text:style-name="P1"><text:tab/><text:tab/><text:tab/>"_id" : 2019,</text:p>
      <text:p text:style-name="P1"><text:soft-page-break/><text:tab/><text:tab/><text:tab/>"value" : {</text:p>
      <text:p text:style-name="P1"><text:tab/><text:tab/><text:tab/><text:tab/>"timeline" : 2019,</text:p>
      <text:p text:style-name="P1"><text:tab/><text:tab/><text:tab/><text:tab/>"target_value" : 2730,</text:p>
      <text:p text:style-name="P1"><text:tab/><text:tab/><text:tab/><text:tab/>"actual_value" : "0.0",</text:p>
      <text:p text:style-name="P1"><text:tab/><text:tab/><text:tab/><text:tab/>"deviation" : -2730</text:p>
      <text:p text:style-name="P1"><text:tab/><text:tab/><text:tab/>}</text:p>
      <text:p text:style-name="P1"><text:tab/><text:tab/>},</text:p>
      <text:p text:style-name="P1"><text:tab/><text:tab/>{</text:p>
      <text:p text:style-name="P1"><text:tab/><text:tab/><text:tab/>"_id" : 2020,</text:p>
      <text:p text:style-name="P1"><text:tab/><text:tab/><text:tab/>"value" : {</text:p>
      <text:p text:style-name="P1"><text:tab/><text:tab/><text:tab/><text:tab/>"timeline" : 2020,</text:p>
      <text:p text:style-name="P1"><text:tab/><text:tab/><text:tab/><text:tab/>"target_value" : 3900,</text:p>
      <text:p text:style-name="P1"><text:tab/><text:tab/><text:tab/><text:tab/>"actual_value" : "0.0",</text:p>
      <text:p text:style-name="P1"><text:tab/><text:tab/><text:tab/><text:tab/>"deviation" : -3900</text:p>
      <text:p text:style-name="P1"><text:tab/><text:tab/><text:tab/>}</text:p>
      <text:p text:style-name="P1"><text:tab/><text:tab/>}</text:p>
      <text:p text:style-name="P1"><text:tab/>],</text:p>
      <text:p text:style-name="P1"><text:tab/>"timeMillis" : 36,</text:p>
      <text:p text:style-name="P1"><text:tab/>"counts" : {</text:p>
      <text:p text:style-name="P1"><text:tab/><text:tab/>"input" : 16,</text:p>
      <text:p text:style-name="P1"><text:tab/><text:tab/>"emit" : 16,</text:p>
      <text:p text:style-name="P1"><text:tab/><text:tab/>"reduce" : 2,</text:p>
      <text:p text:style-name="P1"><text:tab/><text:tab/>"output" : 7</text:p>
      <text:p text:style-name="P1"><text:tab/>},</text:p>
      <text:p text:style-name="P1"><text:tab/>"ok" : 1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56:28.897409069</meta:creation-date>
    <dc:date>2019-07-19T13:58:45.401213205</dc:date>
    <meta:editing-duration>PT2M20S</meta:editing-duration>
    <meta:editing-cycles>1</meta:editing-cycles>
    <meta:document-statistic meta:table-count="0" meta:image-count="0" meta:object-count="0" meta:page-count="3" meta:paragraph-count="115" meta:word-count="304" meta:character-count="2409" meta:non-whitespace-character-count="1834"/>
    <meta:generator>LibreOffice/5.1.6.2$Linux_X86_64 LibreOffice_project/10m0$Build-2</meta:generator>
  </office:meta>
</office:document-meta>
</file>